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9638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c42a9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e0183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e018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c42a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d9d7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c42a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d9d74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fd74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c42a9" officeooo:paragraph-rsid="000fd74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Ubuntu" style:text-underline-style="none" officeooo:rsid="0017a97a" officeooo:paragraph-rsid="000fd9e1"/>
    </style:style>
    <style:style style:name="P13" style:family="paragraph" style:parent-style-name="Standard">
      <style:paragraph-properties fo:break-before="page"/>
      <style:text-properties style:font-name="Ubuntu" style:text-underline-style="none" officeooo:rsid="0017a97a" officeooo:paragraph-rsid="000fd9e1"/>
    </style:style>
    <style:style style:name="P14" style:family="paragraph" style:parent-style-name="Standard">
      <style:text-properties style:font-name="Ubuntu" style:text-underline-style="none" officeooo:rsid="0016f3d7" officeooo:paragraph-rsid="000fd9e1"/>
    </style:style>
    <style:style style:name="P15" style:family="paragraph" style:parent-style-name="Standard">
      <style:paragraph-properties fo:text-align="center" style:justify-single-word="false"/>
      <style:text-properties style:font-name="Ubuntu" officeooo:rsid="001363da" officeooo:paragraph-rsid="000fd9e1"/>
    </style:style>
    <style:style style:name="P16" style:family="paragraph" style:parent-style-name="Standard">
      <style:text-properties style:font-name="Ubuntu" officeooo:rsid="001363da" officeooo:paragraph-rsid="000fd9e1"/>
    </style:style>
    <style:style style:name="P17" style:family="paragraph" style:parent-style-name="Standard">
      <style:text-properties style:font-name="Ubuntu" officeooo:rsid="001a0096" officeooo:paragraph-rsid="000fd9e1"/>
    </style:style>
    <style:style style:name="P18" style:family="paragraph" style:parent-style-name="Standard">
      <style:text-properties style:font-name="Ubuntu" style:text-underline-style="solid" style:text-underline-width="auto" style:text-underline-color="font-color" officeooo:rsid="0016f3d7" officeooo:paragraph-rsid="000fd9e1"/>
    </style:style>
    <style:style style:name="P19" style:family="paragraph" style:parent-style-name="Standard" style:list-style-name="L2">
      <style:text-properties style:font-name="Ubuntu" officeooo:rsid="0016f3d7" officeooo:paragraph-rsid="000fd9e1"/>
    </style:style>
    <style:style style:name="P20" style:family="paragraph" style:parent-style-name="Standard">
      <style:text-properties style:font-name="Ubuntu" officeooo:rsid="0016f3d7" officeooo:paragraph-rsid="000fd9e1"/>
    </style:style>
    <style:style style:name="P21" style:family="paragraph" style:parent-style-name="Standard">
      <style:text-properties style:font-name="Ubuntu" officeooo:rsid="0017a97a" officeooo:paragraph-rsid="000fd9e1"/>
    </style:style>
    <style:style style:name="P22" style:family="paragraph" style:parent-style-name="Standard">
      <style:text-properties style:font-name="Ubuntu" officeooo:paragraph-rsid="000fd9e1"/>
    </style:style>
    <style:style style:name="P23" style:family="paragraph" style:parent-style-name="Standard" style:list-style-name="L2">
      <style:text-properties officeooo:paragraph-rsid="000fd9e1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d9d74" style:font-size-asian="10pt" style:font-weight-asian="normal" style:font-size-complex="10pt" style:font-weight-complex="normal"/>
    </style:style>
    <style:style style:name="P25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fd74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fd74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fd74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fd740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fd740" style:font-size-asian="16pt" style:font-size-complex="16pt"/>
    </style:style>
    <style:style style:name="T1" style:family="text">
      <style:text-properties officeooo:rsid="000d9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f3d7"/>
    </style:style>
    <style:style style:name="T4" style:family="text">
      <style:text-properties officeooo:rsid="000e0183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officeooo:rsid="001a0096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197fb8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text-underline-style="none"/>
    </style:style>
    <style:style style:name="T12" style:family="text">
      <style:text-properties fo:color="#c9211e" loext:opacity="100%" style:font-name="Ubuntu" officeooo:rsid="0016f3d7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text-underline-style="none"/>
    </style:style>
    <style:style style:name="T15" style:family="text">
      <style:text-properties style:font-name="SFMono-Regular"/>
    </style:style>
    <style:style style:name="T16" style:family="text">
      <style:text-properties style:font-name="Ubuntu" officeooo:rsid="0016f3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">DDL</text:span></text:p>
      <text:p text:style-name="P16">CREATE TABLE nombre<text:span text:style-name="T6">(</text:span></text:p>
      <text:p text:style-name="P16"><text:tab/>VARCHAR2(100)</text:p>
      <text:p text:style-name="P16"><text:tab/>NUMBER(p <text:span text:style-name="T7">(numero total de digitos)</text:span>, s <text:span text:style-name="T7">(cantidad de numeros decimales)</text:span>) NOT NULL</text:p>
      <text:p text:style-name="P16"><text:tab/>DATE / TIMESTAMP</text:p>
      <text:p text:style-name="P16"><text:tab/>CHAR(X<text:span text:style-name="T7">(definido por el usuario)</text:span><text:span text:style-name="T8">)</text:span> DEFAULT ‘…..’</text:p>
      <text:p text:style-name="P17">)</text:p>
      <text:p text:style-name="P16"/>
      <text:p text:style-name="P16">ALTER TABLE nombre ADD CONSTRAINT</text:p>
      <text:p text:style-name="P16"><text:tab/>pk_usuarios</text:p>
      <text:p text:style-name="P16"><text:tab/>fk_nombre_nombretabla.origen</text:p>
      <text:p text:style-name="P16"><text:tab/>uk_usuario_email</text:p>
      <text:p text:style-name="P16"><text:tab/>ck_campo</text:p>
      <text:p text:style-name="P16"/>
      <text:p text:style-name="P16">- - <text:span text:style-name="T9">Borrado de tablas</text:span></text:p>
      <text:p text:style-name="P16">DROP TABLE nombre CASCADE CONSTRAINS</text:p>
      <text:p text:style-name="P16"/>
      <text:p text:style-name="P16"/>
      <text:p text:style-name="P16"/>
      <text:p text:style-name="P18">CREAR UNA TABLA</text:p>
      <text:p text:style-name="P18"/>
      <text:p text:style-name="P14">ALTER SESSION SET "_ORACLE_SCRIPT"=TRUE;</text:p>
      <text:p text:style-name="P14">CREATE USER <text:span text:style-name="T10">ejer11</text:span> IDENTIFIED BY <text:bookmark-start text:name="__DdeLink__47_2681379894"/><text:bookmark-start text:name="__DdeLink__43_2681379894"/><text:span text:style-name="T13">oinotna</text:span><text:bookmark-end text:name="__DdeLink__47_2681379894"/><text:span text:style-name="T13">;</text:span><text:bookmark-end text:name="__DdeLink__43_2681379894"/></text:p>
      <text:p text:style-name="P18"><text:span text:style-name="T2">GRANT ALL PRIVILEGES TO </text:span><text:span text:style-name="T11">ejer11</text:span><text:span text:style-name="T2">;</text:span></text:p>
      <text:p text:style-name="P14"/>
      <text:p text:style-name="P12">Ejecutar script F5</text:p>
      <text:p text:style-name="P14"/>
      <text:p text:style-name="P22"><text:span text:style-name="T3">Seleccionar una conexión (administrador) </text:span><text:bookmark-start text:name="__DdeLink__45_2681379894"/><text:span text:style-name="T15">LeugimOracle</text:span><text:bookmark-end text:name="__DdeLink__45_2681379894"/></text:p>
      <text:p text:style-name="P22"/>
      <text:p text:style-name="P20">Pulsar en la tecla +</text:p>
      <text:p text:style-name="P20"/>
      <text:p text:style-name="P20">Escribir:</text:p>
      <text:list xml:id="list727501126" text:style-name="L2">
        <text:list-item>
          <text:p text:style-name="P23"><text:span text:style-name="T16">name </text:span><text:bookmark-start text:name="__DdeLink__40_2681379894"/><text:span text:style-name="T16">(el mismo que al crear una tabla </text:span><text:span text:style-name="T12">ejer11</text:span><text:span text:style-name="T16">)</text:span><text:bookmark-end text:name="__DdeLink__40_2681379894"/></text:p>
        </text:list-item>
        <text:list-item>
          <text:p text:style-name="P19">usuario (el mismo que al crear una tabla <text:span text:style-name="T10">ejer11</text:span>)</text:p>
        </text:list-item>
        <text:list-item>
          <text:p text:style-name="P19">contraseña: <text:span text:style-name="T14">oinotna;</text:span></text:p>
        </text:list-item>
      </text:list>
      <text:p text:style-name="P20"/>
      <text:p text:style-name="P21">Pulsar probar</text:p>
      <text:p text:style-name="P21"/>
      <text:p text:style-name="P12">Pulsar conectar</text:p>
      <text:p text:style-name="P12"/>
      <table:table table:name="Tabla1" table:style-name="Tabla1">
        <table:table-column table:style-name="Tabla1.A"/>
        <table:table-row>
          <table:table-cell table:style-name="Tabla1.A1" office:value-type="string">
            <text:p text:style-name="P8">TABLAS</text:p>
          </table:table-cell>
        </table:table-row>
        <table:table-row>
          <table:table-cell table:style-name="Tabla1.A2" office:value-type="string">
            <text:p text:style-name="P11">Crear</text:p>
            <text:p text:style-name="P9"><text:tab/>CREATE TABLE nombre(</text:p>
            <text:p text:style-name="P9"><text:tab/><text:tab/>// datos de la tabla</text:p>
            <text:p text:style-name="P10">MODIFICAR</text:p>
            <text:p text:style-name="P9">ALTER TABLE ADD</text:p>
            <text:p text:style-name="P9"><text:s text:c="27"/>DROP COLUMN</text:p>
            <text:p text:style-name="P9"><text:s text:c="27"/>ADD CONSTRIAINT</text:p>
            <text:p text:style-name="P10">Borrar TABLA</text:p>
            <text:p text:style-name="P9">DROP TABLE nombreTabla [cascade costrains]</text:p>
          </table:table-cell>
        </table:table-row>
        <table:table-row>
          <table:table-cell table:style-name="Tabla1.A2" office:value-type="string">
            <text:p text:style-name="P31">ESTRICCIONES</text:p>
          </table:table-cell>
        </table:table-row>
        <table:table-row>
          <table:table-cell table:style-name="Tabla1.A2" office:value-type="string">
            <text:p text:style-name="P28">CREAR RESTRICCION</text:p>
            <text:p text:style-name="P26">ALTER TABLE nombre ADD CONSTRAINT (PK, UK, FK, <text:span text:style-name="T1">CK) nombre de la restriccion</text:span></text:p>
            <text:list xml:id="list1406080835" text:style-name="L1">
              <text:list-item>
                <text:p text:style-name="P25">PRIMARY KEY (…..[, <text:s text:c="3"/>]);</text:p>
              </text:list-item>
              <text:list-item>
                <text:p text:style-name="P25">UNIQUE (…..[, <text:s text:c="3"/>]);</text:p>
              </text:list-item>
              <text:list-item>
                <text:p text:style-name="P25">FOREING KEY (….[, <text:s text:c="3"/>]) REFERENCES <text:span text:style-name="T2">tablas o (campos)</text:span></text:p>
              </text:list-item>
              <text:list-item>
                <text:p text:style-name="P25">CHECK campo1 IN (‘ALGO1’, ‘ALGO2’)</text:p>
              </text:list-item>
              <text:list-item>
                <text:p text:style-name="P25"><text:s text:c="15"/>clasificacion BETWEEN 1AND 100</text:p>
              </text:list-item>
            </text:list>
            <text:p text:style-name="P29"/>
            <text:p text:style-name="P29">BORRAR RESTRICCION</text:p>
            <text:p text:style-name="P26">ALTER TABLE nombre <text:span text:style-name="T1">DROP</text:span> CONSTRAINT (PK, UK, FK, <text:span text:style-name="T1">CK) nombre de la restriccion</text:span></text:p>
            <text:p text:style-name="P26"/>
            <text:p text:style-name="P29">DESHABILITAR RESTRICCION</text:p>
            <text:p text:style-name="P26">ALTER TABLE nombre <text:span text:style-name="T1">DISABLE</text:span> CONSTRAINT (PK, UK, FK, <text:span text:style-name="T1">CK) </text:span></text:p>
            <text:p text:style-name="P26"/>
            <text:p text:style-name="P29">HABILITAR RESTRICCION</text:p>
            <text:p text:style-name="P27">ALTER TABLE nombre <text:span text:style-name="T4">ENA</text:span><text:span text:style-name="T1">BLE</text:span> CONSTRAINT (PK, UK, FK, <text:span text:style-name="T1">CK)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59:48.308686778</meta:creation-date>
    <dc:date>2024-12-03T20:42:50.808535258</dc:date>
    <meta:editing-duration>PT4M30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51" meta:word-count="212" meta:character-count="1455" meta:non-whitespace-character-count="1211"/>
  </office:meta>
</office:document-meta>
</file>